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64cm" fo:min-width="3.56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Extrémités_20_de_20_flèche_20_5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164cm" fo:min-width="3.177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Extrémités_20_de_20_flèche_20_6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Extrémités_20_de_20_flèche_20_7" draw:marker-end-width="0.3cm" draw:fill="none" draw:textarea-vertical-align="middle" loext:decorative="false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8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weight-complex="600"/>
    </style:style>
    <style:style style:name="P5" style:family="paragraph">
      <loext:graphic-properties draw:fill-color="#ffff00"/>
      <style:paragraph-properties fo:text-align="center" style:writing-mode="lr-tb"/>
      <style:text-properties fo:font-size="10pt" style:font-weight-complex="600"/>
    </style:style>
    <style:style style:name="T1" style:family="text">
      <style:text-properties fo:font-size="16pt"/>
    </style:style>
    <style:style style:name="T2" style:family="text">
      <style:text-properties fo:font-size="10pt" fo:font-weight="bold" style:font-weight-asian="bold" style:font-weight-complex="600"/>
    </style:style>
    <style:style style:name="T3" style:family="text">
      <style:text-properties fo:color="#158466" loext:opacity="100%" fo:font-size="1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75cm" svg:height="2cm" svg:x="5.8cm" svg:y="1.2cm">
          <text:p text:style-name="P1"><text:span text:style-name="T1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701cm" svg:y1="3.903cm" svg:x2="8.675cm" svg:y2="3.2cm" draw:start-shape="id1" draw:start-glue-point="4" draw:end-shape="id2" draw:end-glue-point="8" svg:d="M5701 3903c0-526 2974-175 2974-703" svg:viewBox="0 0 2975 704">
          <text:p/>
        </draw:connector>
        <draw:custom-shape draw:style-name="gr3" draw:text-style-name="P2" xml:id="id3" draw:id="id3" draw:layer="layout" svg:width="5.199cm" svg:height="2cm" svg:x="3.101cm" svg:y="6.702cm">
          <text:p text:style-name="P1"><text:span text:style-name="T1">fun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5.199cm" svg:height="2cm" svg:x="9.001cm" svg:y="6.703cm">
          <text:p text:style-name="P1"><text:span text:style-name="T1">fun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5.701cm" svg:y1="6.702cm" svg:x2="5.701cm" svg:y2="5.903cm" draw:start-shape="id3" draw:start-glue-point="4" draw:end-shape="id1" draw:end-glue-point="8" svg:d="M5701 6702v-799" svg:viewBox="0 0 1 800">
          <text:p/>
        </draw:connector>
        <draw:connector draw:style-name="gr5" draw:text-style-name="P3" draw:layer="layout" draw:type="curve" svg:x1="11.601cm" svg:y1="6.703cm" svg:x2="11.601cm" svg:y2="5.903cm" draw:start-shape="id4" draw:start-glue-point="4" draw:end-shape="id5" draw:end-glue-point="8" svg:d="M11601 6703v-800" svg:viewBox="0 0 1 801">
          <text:p/>
        </draw:connector>
        <draw:custom-shape draw:style-name="gr6" draw:text-style-name="P5" draw:layer="layout" svg:width="1cm" svg:height="1cm" svg:x="10.1cm" svg:y="1.65cm">
          <text:p text:style-name="P4"><text:span text:style-name="T2">x</text:span></text:p>
          <text:p text:style-name="P4"><text:span text:style-name="T3">4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9.8cm" svg:y="4.25cm">
          <text:p text:style-name="P4"><text:span text:style-name="T2">x</text:span></text:p>
          <text:p text:style-name="P4"><text:span text:style-name="T3">2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.199cm" svg:height="2cm" svg:x="3.101cm" svg:y="3.903cm">
          <text:p text:style-name="P1"><text:span text:style-name="T1">myste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5.199cm" svg:height="2cm" svg:x="9.001cm" svg:y="3.903cm">
          <text:p text:style-name="P1"><text:span text:style-name="T1">myste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35cm" svg:height="1cm" svg:x="9.15cm" svg:y="4.35cm">
          <text:p text:style-name="P4"><text:span text:style-name="T2">arg</text:span></text:p>
          <text:p text:style-name="P4"><text:span text:style-name="T3">4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5cm" svg:height="1cm" svg:x="3.25cm" svg:y="4.45cm">
          <text:p text:style-name="P4"><text:span text:style-name="T2">arg</text:span></text:p>
          <text:p text:style-name="P4"><text:span text:style-name="T3">3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1.601cm" svg:y1="3.903cm" svg:x2="8.675cm" svg:y2="3.2cm" draw:start-shape="id5" draw:start-glue-point="4" draw:end-shape="id2" draw:end-glue-point="8" svg:d="M11601 3903c0-526-2926-175-2926-703" svg:viewBox="0 0 2927 70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26:15.900495131</meta:creation-date>
    <dc:date>2024-07-30T13:59:25.909527833</dc:date>
    <meta:editing-duration>PT2H16M21S</meta:editing-duration>
    <meta:editing-cycles>19</meta:editing-cycles>
    <meta:generator>LibreOffice/7.6.7.2$Linux_X86_64 LibreOffice_project/60$Build-2</meta:generator>
    <meta:document-statistic meta:object-count="13"/>
  </office:meta>
</office:document-meta>
</file>